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several tools to get you started including several free ones as well as low-priced commercial applications appropriate for casual or novice designers. <text:s/>We'll walk-through designing a model using Tinkercad and wrap-up the chapter with a list CAD applications for you to explore on your own.</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For now we're going to skip the tutorial and create our own model, so &lt;INSERT EXIT TUTORIAL STEPS HERE&gt; and &lt;INSERT NEW MODEL STEPS HERE&gt;.</text:p>
      <text:p text:style-name="Standard"/>
      <text:p text:style-name="Standard">Creating a New Design</text:p>
      <text:p text:style-name="Standard">You’ll create your designs in Tinkercad’s workplane as shown in Figure 3-1.</text:p>
      <text:p text:style-name="Standard"/>
      <text:p text:style-name="Standard">&lt;INSERT FIGURE 3-1&gt;</text:p>
      <text:p text:style-name="Standard"/>
      <text:p text:style-name="Standard">&lt;RE-WRITE THIS USING ON-SCREEN CONTROLS&gt;Use a mouse to navigate in Tinkercad rather than a trackpad because ____. To tilt and pan the workplane, left-click and drag your mouse to any empty area of the Workplane, then release the mouse. To slide the view, hold down the Shift key while clicking and dragging with the mouse. Use the scroll wheel on the mouse to zoom in and out.</text:p>
      <text:p text:style-name="Standard"/>
      <text:p text:style-name="Standard">To add a shape to a model in Tinkercad expand the list of objects on the right (say Geometric) then, click to select and item from the list and drag and drop it it on the workplane. Once you place a new shape, the Inspector view should appear as shown in (Figure 3-2). </text:p>
      <text:p text:style-name="Standard"/>
      <text:p text:style-name="Standard">&lt;INSERT FIGURE 3-2&gt;</text:p>
      <text:p text:style-name="Standard"/>
      <text:p text:style-name="Standard">&lt;DISCUSS CSG MODELLING HERE AND WALK-THROUGH MAKING THE HOLE&gt;The Inspector view lets you select the Color and toggle the Hole attribute for each object. For example, if you put a hole object inside an object, and then join the two, the result will be that the solid object becomes hollow (Figure 3-3).</text:p>
      <text:p text:style-name="Standard"/>
      <text:p text:style-name="Standard"><text:soft-page-break/>&lt;INSERT FIGURE 3-3&gt;</text:p>
      <text:p text:style-name="Standard"/>
      <text:p text:style-name="Standard">Building a House</text:p>
      <text:p text:style-name="Standard"/>
      <text:p text:style-name="Standard">Let’s build a house to get a feel for how Tinkercad works. To build a house, first think about the shapes that can be used to form a simple house: a box and a pyramid if you’re building a classic Western style house. Start by placing these two shapes on the Workplane as shown in Figure 3-4.</text:p>
      <text:p text:style-name="Standard"/>
      <text:p text:style-name="Standard">&lt;INSERT FIGURE 3-4&gt;</text:p>
      <text:p text:style-name="Standard"/>
      <text:p text:style-name="Standard">Now, left-click the pyramid. You should see a sort of black cone appears above the pyramid. Use this cone to raise the pyramid up higher than the top of the box as shown in Figure 3-5.</text:p>
      <text:p text:style-name="Standard"/>
      <text:p text:style-name="Standard">&lt;INSERT FIGURE 3-5&gt;</text:p>
      <text:p text:style-name="Standard"/>
      <text:p text:style-name="Standard">Notice in Figure 3-5 that Tinkercad displays the distance you've moved the object as you drag it (the 21.00mm label on the right). The default height for new objects in Tinkercad is 20mm and since we haven’t changed the size of the cube we know that if we raise the roof to 20mm, it will sit directly on top of the cube. Once you’ve raised the pyramid to 20mm, click inside the pyramid and drag it over the cube to create the roof. Use the black cone again to lower it on to the top of the cube if necessary (you can quickly verify that the roof looks right by selecting each view of the workplane).</text:p>
      <text:p text:style-name="Standard"/>
      <text:p text:style-name="Standard">Note: You should be able use the arrow keys on your keyboard to move objects precisely. The Snap Grid setting at the lower-right corner of the Workplane controls the degree of movement. Higher numbers move objects in larger steps.</text:p>
      <text:p text:style-name="Standard"/>
      <text:p text:style-name="Standard">Combining Shapes</text:p>
      <text:p text:style-name="Standard"/>
      <text:p text:style-name="Standard">Once the pyramid is on the cube (the roof is on your house), you can turn these two shapes into a single object with the Group button at the top-right of the Workplane. To do so,</text:p>
      <text:p text:style-name="Standard"/>
      <text:p text:style-name="Standard">Select one object, hold down the Shift key, and select the second object.</text:p>
      <text:list xml:id="list1015798663" text:style-name="L1">
        <text:list-header>
          <text:p text:style-name="P1"/>
        </text:list-header>
      </text:list>
      <text:p text:style-name="Standard">Once both objects are selected, click the Group icon at the top right ofo the Workplace. </text:p>
      <text:p text:style-name="Standard"/>
      <text:p text:style-name="Standard">The cube and the pyramid should become one object, all the same color as shown in Figure 3-6. Now, any changes you make to the placement or size of your house will affect both objects as one. </text:p>
      <text:p text:style-name="Standard"/>
      <text:p text:style-name="Standard">&lt;INSERT FIGURE 3-6&gt;</text:p>
      <text:p text:style-name="Standard"/>
      <text:p text:style-name="Standard">Once you’re done with a design, you should combine all of its shapes before exporting it for printing or your results will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 and a place to live. To give your house an interior, we’ll use a shape with the Hole property to carve out the inside and add an entrance. But first, let’s get the roof out of the way to make those things easier. <text:soft-page-break/>Click Ungroup to separate the roof from the box, then slide the roof out of the way for now. Now:</text:p>
      <text:p text:style-name="Standard"/>
      <text:p text:style-name="Standard">1. Add a new Box to the Workplane.</text:p>
      <text:p text:style-name="Standard">2. Left click the new Box and pull a white corner handle to reduce its width and length (X and Y values) to fit inside the Box that we’re using for our house, but leave a few millimeters for the walls. For example, if you used the default 20 mm size for the first box, try 16 mm for the second one.</text:p>
      <text:p text:style-name="Standard">3. Adjust the height of the new Box so that it’s a few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gt;</text:p>
      <text:p text:style-name="Standard"/>
      <text:p text:style-name="Standard">5. Use the black cone to raise the new box so that it’s 3 mm above the workplane (the floor of the house) to create a floor.</text:p>
      <text:p text:style-name="Standard">6. Finally, with the new box still selected, shift-click the outside of the original cube and click the Group button on the top-right of the screen. This will combine the original solid box with the Hole box and carve out the inside of your house as shown in Figure 3-8.</text:p>
      <text:p text:style-name="Standard"/>
      <text:p text:style-name="Standard">&lt;INSERT FIGURE 3-8&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gt;</text:p>
      <text:p text:style-name="Standard"/>
      <text:p text:style-name="Standard">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Other CAD Tools</text:p>
      <text:p text:style-name="Standard"/>
      <text:p text:style-name="Standard">&lt;INSERT LIST OF OTHER CAD TOOLS&gt;</text:p>
      <text:p text:style-name="Standard"/>
      <text:p text:style-name="Standard"><text:soft-page-break/>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01T07:47:39</dc:date>
    <meta:editing-duration>PT25M23S</meta:editing-duration>
    <meta:editing-cycles>14</meta:editing-cycles>
    <meta:generator>LibreOffice/3.5$Linux_X86_64 LibreOffice_project/350m1$Build-2</meta:generator>
    <meta:document-statistic meta:table-count="0" meta:image-count="0" meta:object-count="0" meta:page-count="4" meta:paragraph-count="49" meta:word-count="1519" meta:character-count="8346" meta:non-whitespace-character-count="6869"/>
  </office:meta>
</office:document-meta>
</file>